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40000000F01B97891D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4" style:family="paragraph" style:parent-style-name="Standard">
      <style:paragraph-properties fo:line-height="107%" fo:break-before="auto" fo:break-after="auto" style:writing-mode="lr-tb"/>
    </style:style>
    <style:style style:name="P5" style:family="paragraph" style:parent-style-name="Standard">
      <style:paragraph-properties fo:line-height="150%" fo:break-before="auto" fo:break-after="auto" style:writing-mode="lr-tb"/>
    </style:style>
    <style:style style:name="P6" style:family="paragraph" style:parent-style-name="Standard">
      <style:paragraph-properties fo:line-height="150%" fo:break-before="auto" fo:break-after="auto" style:writing-mode="lr-tb"/>
      <style:text-properties style:font-name="Times New Roman" style:font-name-asian="Times New Roman" style:font-name-complex="Times New Roman"/>
    </style:style>
    <style:style style:name="P7" style:family="paragraph" style:parent-style-name="Standard">
      <style:paragraph-properties fo:line-height="150%" fo:break-before="auto" fo:break-after="auto" style:writing-mode="lr-tb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P8" style:family="paragraph" style:parent-style-name="Standard">
      <style:paragraph-properties fo:line-height="150%" style:writing-mode="lr-tb"/>
    </style:style>
    <style:style style:name="P9" style:family="paragraph" style:parent-style-name="Standard">
      <style:paragraph-properties fo:line-height="150%" style:writing-mode="lr-tb"/>
      <style:text-properties style:font-name="Times New Roman" style:font-name-asian="Times New Roman" style:font-name-complex="Times New Roman"/>
    </style:style>
    <style:style style:name="P10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style:writing-mode="lr-tb"/>
    </style:style>
    <style:style style:name="P11" style:family="paragraph" style:parent-style-name="Standard">
      <style:paragraph-properties fo:line-height="150%" fo:break-before="auto" fo:break-after="auto" style:writing-mode="lr-tb"/>
      <style:text-properties style:font-name="Times New Roman" officeooo:paragraph-rsid="0003ed0f" style:font-name-asian="Times New Roman" style:font-name-complex="Times New Roman"/>
    </style:style>
    <style:style style:name="P12" style:family="paragraph" style:parent-style-name="Standard" style:master-page-name="Standard">
      <style:paragraph-properties fo:line-height="150%" fo:text-align="start" style:justify-single-word="false" style:page-number="auto" fo:break-before="auto" fo:break-after="auto" style:writing-mode="lr-tb"/>
    </style:style>
    <style:style style:name="T1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2" style:family="text">
      <style:text-properties style:font-name="Times New Roman" style:font-name-asian="Times New Roman" style:font-name-complex="Times New Roman"/>
    </style:style>
    <style:style style:name="T3" style:family="text">
      <style:text-properties style:font-name="Times New Roman" officeooo:rsid="0003ed0f" style:font-name-asian="Times New Roman" style:font-name-complex="Times New Roman"/>
    </style:style>
    <style:style style:name="T4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5" style:family="text">
      <style:text-properties style:font-name="Times New Roman" fo:font-weight="bold" officeooo:rsid="0003ed0f" style:font-name-asian="Times New Roman" style:font-weight-asian="bold" style:font-name-complex="Times New Roman" style:font-weight-complex="bold"/>
    </style:style>
    <style:style style:name="T6" style:family="text">
      <style:text-properties officeooo:rsid="0003ed0f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4">Aluno</text:span><text:span text:style-name="T2">: Antônio Carlos de Freitas Silva<text:tab/><text:tab/><text:tab/><text:tab/><text:tab/></text:span><text:span text:style-name="T4">Data:</text:span><text:span text:style-name="T2"> </text:span><text:span text:style-name="T3">25</text:span><text:span text:style-name="T2">/10/2013</text:span></text:p>
      <text:p text:style-name="P5"><text:span text:style-name="T4">Fase/Iteração:</text:span><text:span text:style-name="T2"> Sprint </text:span><text:span text:style-name="T3">4<text:tab/></text:span><text:span text:style-name="T2"><text:tab/><text:tab/><text:tab/><text:tab/><text:tab/><text:tab/></text:span><text:span text:style-name="T4">Esforço Total:</text:span><text:span text:style-name="T2"> 0</text:span><text:span text:style-name="T3">6</text:span><text:span text:style-name="T2">h</text:span></text:p>
      <text:p text:style-name="P6"/>
      <text:p text:style-name="P5"><text:span text:style-name="T4">Atividade: #</text:span><text:span text:style-name="T5">82</text:span><text:span text:style-name="T4"> Definição das Equipes da Sprint </text:span><text:span text:style-name="T5">4</text:span><text:span text:style-name="T2"><text:tab/><text:tab/><text:tab/></text:span><text:span text:style-name="T4">Esforço: </text:span><text:span text:style-name="T5">1</text:span><text:span text:style-name="T4">h</text:span></text:p>
      <text:p text:style-name="P11">Descrição: Definir as equipes da Sprint <text:span text:style-name="T6">4</text:span></text:p>
      <text:p text:style-name="P11">Produtos: Organograma das equipes</text:p>
      <text:p text:style-name="P6">Equipe: Lucas Carvalho e Gabriel Benício </text:p>
      <text:p text:style-name="P9">Artefato: RELPREV-022013-GPR-Organograma_Sprint_<text:span text:style-name="T6">4</text:span></text:p>
      <text:p text:style-name="P7"/>
      <text:p text:style-name="P8"><text:span text:style-name="T4">Atividade: Definição das Atividades da Sprint </text:span><text:span text:style-name="T5">4</text:span><text:span text:style-name="T2"><text:tab/><text:tab/><text:tab/></text:span><text:span text:style-name="T4">Esforço: </text:span><text:span text:style-name="T5">3</text:span><text:span text:style-name="T4">h</text:span></text:p>
      <text:p text:style-name="P6">Descrição: Planejar as atividades da <text:s/>Sprint <text:span text:style-name="T6">4</text:span><text:tab/><text:tab/></text:p>
      <text:p text:style-name="P6">Produtos: Tarefas no Redmine</text:p>
      <text:p text:style-name="P6">Equipe: Gabriel Benício e Lucas Carvalho</text:p>
      <text:p text:style-name="P3">Artefato: -</text:p>
      <text:p text:style-name="P3"/>
      <text:p text:style-name="P8"><text:span text:style-name="T4">Atividade: </text:span><text:span text:style-name="T5">Reunião de Arquitetura</text:span><text:span text:style-name="T2"><text:tab/><text:tab/><text:tab/><text:tab/><text:tab/></text:span><text:span text:style-name="T4">Esforço: 2h</text:span></text:p>
      <text:p text:style-name="P6">Descrição: A reunião foi realizada em sala de aula no dia <text:span text:style-name="T6">22</text:span>/10/2013, <text:span text:style-name="T6">onde o Ciro apresentou os aspectos da arquitetura e o restante dos participantes aproveitou para tirar dúvidas</text:span></text:p>
      <text:p text:style-name="P6">Produtos: -</text:p>
      <text:p text:style-name="P6">Equipe: <text:span text:style-name="T6">Ciro Anacleto, Arthur Oliveira, Cláudio Tonhá, Guilherme Pereira e Danillo Pinheiro</text:span></text:p>
      <text:p text:style-name="P3">Artefato: 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Georgia" svg:font-family="Georgia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282cm" style:contextual-spacing="false" fo:line-height="107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423cm" fo:margin-bottom="0cm" style:contextual-spacing="false" fo:line-height="107%" fo:break-before="auto" fo:break-after="auto" style:writing-mode="lr-tb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class="text">
      <style:paragraph-properties fo:margin-top="0.282cm" fo:margin-bottom="0cm" style:contextual-spacing="false" fo:line-height="107%" fo:break-before="auto" fo:break-after="auto" style:writing-mode="lr-tb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07%" fo:break-before="auto" fo:break-after="auto" style:writing-mode="lr-tb"/>
      <style:text-properties fo:color="#5b9bd5" fo:font-size="12pt" style:font-size-asian="12pt" style:font-size-complex="12pt"/>
    </style:style>
    <style:style style:name="Heading_20_4" style:display-name="Heading 4" style:family="paragraph" style:parent-style-name="Standard" style:class="text">
      <style:paragraph-properties fo:margin-top="0.423cm" fo:margin-bottom="0.071cm" style:contextual-spacing="false" fo:line-height="107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style:contextual-spacing="false" fo:line-height="107%" fo:break-before="auto" fo:break-after="auto" style:writing-mode="lr-tb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style:contextual-spacing="false" fo:line-height="107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423cm" fo:margin-bottom="0.106cm" style:contextual-spacing="false" fo:line-height="107%" fo:text-align="center" style:justify-single-word="false" fo:break-before="auto" fo:break-after="auto" style:writing-mode="lr-tb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Standard" style:class="chapter">
      <style:paragraph-properties fo:margin-top="0.635cm" fo:margin-bottom="0.141cm" style:contextual-spacing="false" fo:line-height="107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1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4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7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style:writing-mode="lr-tb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P3" style:family="paragraph" style:parent-style-name="Standard">
      <style:paragraph-properties fo:line-height="107%" fo:break-before="auto" fo:break-after="auto" style:writing-mode="lr-tb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MT1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T2" style:family="text">
      <style:text-properties style:font-name="Times New Roman" style:font-name-asian="Times New Roman" style:font-name-complex="Times New Roman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fo:border="none" fo:padding="0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25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Fábrica de Software – Instituto de Informática – Universidade Federal de Goiás</text:span><draw:frame draw:style-name="Mfr1" draw:name="figuras1" text:anchor-type="char" svg:x="14.58cm" svg:y="0cm" svg:width="2.256cm" svg:height="1.469cm" draw:z-index="0"><draw:image xlink:href="Pictures/1000020100000140000000F01B97891D.png" xlink:type="simple" xlink:show="embed" xlink:actuate="onLoad"/></draw:frame></text:p>
        <text:p text:style-name="MP2">Nome do Projeto</text:p>
        <text:p text:style-name="MP3"><text:span text:style-name="MT2">Relatório Individual</text:span></text:p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2.3$Linux_X86_64 LibreOffice_project/410m0$Build-3</meta:generator>
    <dc:title/>
    <meta:initial-creator/>
    <meta:editing-cycles>7</meta:editing-cycles>
    <dc:date>2013-10-25T22:20:30.153477203</dc:date>
    <meta:editing-duration>P0D</meta:editing-duration>
    <meta:document-statistic meta:table-count="0" meta:image-count="1" meta:object-count="0" meta:page-count="1" meta:paragraph-count="20" meta:word-count="137" meta:character-count="976" meta:non-whitespace-character-count="835"/>
  </office:meta>
</office:document-meta>
</file>